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7.80000019073486pt" fo:letter-spacing="normal" fo:font-style="normal" fo:font-weight="normal"/>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verdana" fo:font-size="7.80000019073486pt" fo:letter-spacing="normal" fo:font-style="normal" fo:font-weight="normal"/>
    </style:style>
    <style:style style:name="T1" style:family="text">
      <style:text-properties fo:font-variant="normal" fo:text-transform="none" fo:color="#333333" loext:opacity="100%" style:font-name="verdana" fo:font-size="7.80000019073486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urch das gemeinsame Lernen ergänzen sich die Lernenden. Sie können auf Fehler des anderen aufmerksam machen und gegenseitig Wissen austauschen. Weiterhin verknüpft das Gehirn das Gelernte mit bestimmten Situationen und Erlebnissen, was dazu führen kann, dass der/die Lernende sich das Gelernte besser einprägen kann. Ich stimme der Aussage allerdings nicht "voll" zu, da ein konzentriertes Lernen ohne andere auch seine Vorteile hat und ergänzend zum gemeinsamen Lernen durchaus sinnvoll ist. Beispielsweise kann man gezielt Vokabeln sammeln und regelmäßig z.B. mit Vokabelkärtchen wiederholen, und anschließend diese neu gelernten Vokabeln z.B. in einem Gespräch (auf der Fremdsprache) mit anderen einsetzen und so den Einprägungsprozess fördern. Weiterhin kann es beim gemeinsamem Lernen mit anderen vorkommen, dass durch unterschiedliche Kenntnisse die "stärkeren" Lernenden gelangweilt sind und die "schwächeren" Lernenden überfordert. Daher ist eine gute Balance in der Lerngruppe wichtig.</text:span> </text:p>
      <text:p text:style-name="P1"/>
      <text:p text:style-name="P1"/>
      <text:p text:style-name="P1"/>
      <text:p text:style-name="P1"><text:span text:style-name="T1">Das Gehirn prägt sich Dinge besser ein, wenn mehrere Sinne angesprochen werden. Allerdings gibt es hier Unterschiede von Mensch zu Mensch, daher ist es von Vorteil, die Lernmethode nach dem Lerntyp des jeweiligen Lernenden auszurichten.</text:span> </text:p>
      <text:p text:style-name="P1"/>
      <text:p text:style-name="P1"><text:span text:style-name="T1">Volle Zustimmung, da ohne ein umfangreiches Verständnis für das Gelernte, der Lernende im Prinzip nur "auswendig lernt". Mit dieser Methode lässt sich Wissen und Kompetenz zu einem gewissen Maße zwar vortäuschen, aber es reicht nicht aus, um Wissen an andere weiterzugeben oder für längere Zeit anzuwenden. Außerdem fehlt ohne hinreichendes Grundverständnis für das Gelernte der Fortschritt, der durch wiederkehrende Konzepte einer Sprache ein schnelleres Erlernen neuer Grammatik/Vokabeln durch vorherige erworbene Kenntnisse ermöglichen kann.</text:span> </text:p>
      <text:p text:style-name="P1"/>
      <text:p text:style-name="P1"/>
      <text:p text:style-name="P4">Lernen kann nebenbei passieren, z.B. indem der Lernende in ein Umfeld gesetzt wird, in welchem er/sie sehr viel mit der Fremdsprache konfrontiert ist. Allerdings kann man durch reine Konfrontation mit einer Sprache, diese als Erwachsener nicht so einfach erwerben. Gerade in der Anfangsphase des Sprachenerwerbs ist aktives Lernen (Grammatikalische Regeln, Vokabeln,...) wichtig, um einen Einstieg in die Eigenheiten der Sprache zu bekommen und die Konzepte der Sprachgrammatik zu erfassen.</text:p>
      <text:p text:style-name="P3">Bei Kindern sieht das allerdings etwas anders aus als bei Erwachsenen.</text:p>
      <text:p text:style-name="P2"/>
      <text:p text:style-name="P2"/>
      <text:p text:style-name="P2"><text:span text:style-name="T1">Für die Aussprache ist es wichtig, dass die Lernenden viel mit Muttersprachlern und deren Aussprache konfrontiert sind. Da die Aussprache nicht nur von Region zu Region, sondern auch von Mensch zu Mensch, auch wenn alle Muttersprachler sind, etwas unterschiedlich sein kann, ist es meiner Meinung nach wichtig, dass die Lernenden nicht nur ein "sprachliches Vorbild" haben, sondern viele Muttersprachler "Hören". Es ist meiner Meinung nach aber (zumindest beim Lehren höherer Sprachlevels - ab B1) essentiell, dass der Lehrende die gelehrte Sprache "(fast) wie ein Muttersprachler" ohne erkenntlichen Akzent ausspricht.</text:span> </text:p>
      <text:p text:style-name="P2"/>
      <text:p text:style-name="P4"><text:bookmark text:name="yui_3_17_2_4_1685632395112_10241"/>Fleißig sein ist definitiv wichtig. Ohne einen gewissen Fleiß und Motivation besteht die Gefahr, dass nicht regelmäßig gelernt wird und somit der Fortschritt ausfällt. Allerdings ist Fleiß auch nicht alles. Wenn das Umfeld stimmt, können die Lernenden auch ohne "viel Fleiß", ihre Sprachkenntnisse erweitern. Es ist jeoch essentiell, dass sie an ihren Kenntnissen arbeiten, sonst wird sich ein "plateau" einstellen (z.B. machen sie immer die gleichen Fehler, und haben kein Interesse daran, an ihren Grammatik-Skills zu arbeiten, da die Kenntnisse für ihre aktuelle Situation als ausreichend empfunden werden).</text:p>
      <text:p text:style-name="P3"><text:bookmark text:name="yui_3_17_2_4_1685632395112_10241 Kopie 1"/>Auswendig lernen halte ich nur in einem gewissen Maße für sinnvoll - beim Vokabeln lernen. Und auch hier ist es wichtig, bestimmte Strategien anzuwenden (z.B. Eselsbrücken) und die gelernten Vokabeln in der Praxis anzuwenden, sodass der Lernende die Vokabel auch im richtigen Kontext einzusetzen versteht.</text:p>
      <text:p text:style-name="P2"/>
      <text:p text:style-name="P2"><text:span text:style-name="T1">Eine gewisse Systematik macht sicher, insbesondere bei niedrigerem Sprachniveau, durchaus Sinn (z.B. erst Präsens, dann Vergangenheitsform, ... oder Einführung von Vokabeln nach Thema +  Einsatz im Kontext). Allerdings ist das Sprachenlernen kein linearer Prozess. Die Lernenden werden Gelerntes vergessen und wiederholen. Weiterhin besteht der Sprachenerwerb nicht nur aus "aktivem Lernen", auch regelmäßige unstrukturierte Konfrontation mit der Sprache, beschleunigt und erleichtert den Sprachenerwerb. </text:span> </text:p>
      <text:p text:style-name="P2"/>
      <text:p text:style-name="P2"><text:span text:style-name="T1">Das ist eine gute und schnelle Methode, Sprachkenntnisse von erwachsenen Lernenden zu fördern. Allerding gibt es Lernende, die jene Regeln schnell begreifen und umsetzen können. Manche lernen dann z.B. Satzstrukturen auswendig, anstatt dir Regeln zu begreifen. Außerdem kann ein Mensch auch ohne die "Regeln" je gelernt zu haben, durch Bildung eines "Gefühls für die Sprache", die gleichen Kenntnisse erwerben. Die Regeln der Muttersprache sind oft nicht bekannt, obwohl man diese ja beherrscht. </text:span> </text:p>
      <text:p text:style-name="P2"/>
      <text:p text:style-name="P4"><text:bookmark text:name="yui_3_17_2_4_1685632395112_15521"/>Selbstverständlich. Jeder Lernende sollte sich im Klaren sein, wie er/sie sich am besten neue Dinge einprägen kann. (Z.B. Vokabeln schreiben/sprechen, anstatt sie nur zu lesen, Eselsbrücken, etc. - es gibt verschiedene Strategien die zu unterschiedlichen Menschen passen).</text:p>
      <text:p text:style-name="P3"><text:bookmark text:name="yui_3_17_2_4_1685632395112_15521 Kopie 1"/><text:soft-page-break/>Weiterhin sollten die Lernenden Selbstreflexion betreiben und Wissenslücken durch sinnvolles Wiederholen von Gelerntem auffüll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1T17:26:08.323000000</meta:creation-date>
    <dc:date>2023-06-01T17:56:56.378000000</dc:date>
    <meta:editing-duration>PT30M47S</meta:editing-duration>
    <meta:editing-cycles>6</meta:editing-cycles>
    <meta:generator>LibreOffice/7.5.3.2$Windows_X86_64 LibreOffice_project/9f56dff12ba03b9acd7730a5a481eea045e468f3</meta:generator>
    <meta:document-statistic meta:table-count="0" meta:image-count="0" meta:object-count="0" meta:page-count="2" meta:paragraph-count="12" meta:word-count="730" meta:character-count="5277" meta:non-whitespace-character-count="4550"/>
  </office:meta>
</office:document-meta>
</file>